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0b832" officeooo:paragraph-rsid="00102e15" style:font-weight-asian="bold" style:font-weight-complex="bold"/>
    </style:style>
    <style:style style:name="P2" style:family="paragraph" style:parent-style-name="Header">
      <style:text-properties fo:font-weight="bold" officeooo:rsid="00102e15" officeooo:paragraph-rsid="00102e15" style:font-weight-asian="bold" style:font-weight-complex="bold"/>
    </style:style>
    <style:style style:name="P3" style:family="paragraph" style:parent-style-name="Header">
      <style:paragraph-properties fo:margin-top="0.4354in" fo:margin-bottom="0.4354in" style:contextual-spacing="false" fo:text-align="center" style:justify-single-word="false"/>
      <style:text-properties fo:font-weight="bold" officeooo:rsid="00102e15" officeooo:paragraph-rsid="00102e15" style:font-weight-asian="bold" style:font-weight-complex="bold"/>
    </style:style>
    <style:style style:name="P4" style:family="paragraph" style:parent-style-name="Header">
      <style:text-properties fo:font-weight="normal" officeooo:rsid="00102e15" officeooo:paragraph-rsid="00102e15" style:font-weight-asian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weight="normal" officeooo:rsid="00102e15" officeooo:paragraph-rsid="00102e15" style:font-weight-asian="normal" style:font-weight-complex="normal"/>
    </style:style>
    <style:style style:name="P6" style:family="paragraph" style:parent-style-name="Header">
      <style:paragraph-properties fo:text-align="start" style:justify-single-word="false"/>
      <style:text-properties fo:font-weight="normal" officeooo:rsid="00102e15" officeooo:paragraph-rsid="00102e15" style:font-weight-asian="normal" style:font-weight-complex="normal"/>
    </style:style>
    <style:style style:name="T1" style:family="text">
      <style:text-properties officeooo:rsid="001499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2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"><text:span text:style-name="T3">To: Mr.</text:span> Doe- <text:span text:style-name="T2">Hiring Manager</text:span></text:p>
      <text:p text:style-name="P4"/>
      <text:p text:style-name="P4"/>
      <text:p text:style-name="P3">Re: Post-Interview Follow-up</text:p>
      <text:p text:style-name="P5"/>
      <text:p text:style-name="P6">Thank you for the time and effort you gave to interview me for this position. Your questions really excited me on the possibilities I could gain from the company. The ability to solve the problems the company has on a group level and to be able to contribute would be awesome. I can bring my problem-solving skills, soft skills to be able to work with a group, the ability to adapt to new situations and tackle different problems to this company if I am considered for the position. Your company prides itself on consistency and that’s what I am all about, if given the chance I can show it. Thank you and let me know if there is anything I can work on or do better on, if you choose not to hire me. I appreciate your time and will answer anymore questions you ha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0b832" officeooo:paragraph-rsid="00102e15" style:font-weight-asian="bold" style:font-weight-complex="bold"/>
    </style:style>
    <style:style style:name="MT1" style:family="text">
      <style:text-properties officeooo:rsid="001499f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Andre Bonner</text:p>
        <text:p text:style-name="MP1"><text:span text:style-name="MT1">Crawfordville</text:span>, FL 32327 | Junior Software Developer | email: N/A</text:p>
      </style:header>
      <style:footer>
        <text:p text:style-name="MP1">Andre Bonner</text:p>
        <text:p text:style-name="MP1"><text:span text:style-name="MT1">Crawfordville</text:span>, FL 32327 | Junior Software Developer | email: N/A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1:46:18.865000000</meta:creation-date>
    <dc:date>2024-11-21T09:33:18.246000000</dc:date>
    <meta:editing-duration>P6DT21H46M58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9" meta:word-count="189" meta:character-count="1049" meta:non-whitespace-character-count="869"/>
  </office:meta>
</office:document-meta>
</file>